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A500001EDD00001C855FE16412.wmf" manifest:media-type=""/>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text-properties style:text-underline-style="none" style:language-asian="ja" style:country-asian="JP"/>
    </style:style>
    <style:style style:name="P4" style:family="paragraph" style:parent-style-name="Title">
      <style:text-properties style:language-asian="ja" style:country-asian="JP"/>
    </style:style>
    <style:style style:name="P5" style:family="paragraph" style:parent-style-name="Standard" style:master-page-name="">
      <style:paragraph-properties fo:margin-left="0.37cm" fo:margin-right="0cm" fo:margin-top="0cm" fo:margin-bottom="0.275cm" style:contextual-spacing="false" fo:text-indent="-0.37cm" style:auto-text-indent="false" style:page-number="auto">
        <style:tab-stops/>
      </style:paragraph-properties>
      <style:text-properties style:language-asian="ja" style:country-asian="JP"/>
    </style:style>
    <style:style style:name="P6" style:family="paragraph" style:parent-style-name="記述例">
      <style:text-properties style:text-underline-style="none"/>
    </style:style>
    <style:style style:name="P7" style:family="paragraph" style:parent-style-name="記述例">
      <style:text-properties style:language-asian="ja" style:country-asian="JP"/>
    </style:style>
    <style:style style:name="P8" style:family="paragraph" style:parent-style-name="Text_20_body">
      <style:paragraph-properties fo:margin-top="0.55cm" fo:margin-bottom="0.215cm" style:contextual-spacing="false"/>
    </style:style>
    <style:style style:name="P9" style:family="paragraph" style:parent-style-name="Standard">
      <style:text-properties style:text-underline-style="none" style:language-asian="ja" style:country-asian="JP"/>
    </style:style>
    <style:style style:name="P10" style:family="paragraph" style:parent-style-name="特性見出し">
      <style:paragraph-properties fo:margin-top="0cm" fo:margin-bottom="0.215cm" style:contextual-spacing="false"/>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3" style:master-page-name="">
      <style:paragraph-properties fo:margin-top="0.275cm" fo:margin-bottom="0cm" style:contextual-spacing="false" style:page-number="auto"/>
    </style:style>
    <style:style style:name="P14" style:family="paragraph" style:parent-style-name="Standard" style:list-style-name="L3" style:master-page-name="">
      <style:paragraph-properties fo:margin-top="0.275cm" fo:margin-bottom="0cm" style:contextual-spacing="false" fo:keep-together="always" style:page-number="auto"/>
    </style:style>
    <style:style style:name="P15" style:family="paragraph" style:parent-style-name="Standard" style:list-style-name="L4" style:master-page-name="">
      <style:paragraph-properties fo:margin-top="0.275cm" fo:margin-bottom="0cm" style:contextual-spacing="false" style:page-number="auto"/>
      <style:text-properties style:text-underline-style="none" style:language-asian="ja" style:country-asian="JP"/>
    </style:style>
    <style:style style:name="P16" style:family="paragraph" style:parent-style-name="Standard" style:list-style-name="L3">
      <style:paragraph-properties fo:margin-top="0.275cm" fo:margin-bottom="0cm" style:contextual-spacing="false"/>
    </style:style>
    <style:style style:name="P17" style:family="paragraph" style:parent-style-name="Standard" style:list-style-name="L3">
      <style:paragraph-properties fo:margin-top="0.275cm" fo:margin-bottom="0cm" style:contextual-spacing="false"/>
      <style:text-properties fo:font-style="normal" style:language-asian="ja" style:country-asian="JP" style:font-style-asian="normal" style:font-style-complex="normal"/>
    </style:style>
    <style:style style:name="P18" style:family="paragraph" style:parent-style-name="Standard" style:list-style-name="L3">
      <style:paragraph-properties fo:margin-top="0.275cm" fo:margin-bottom="0cm" style:contextual-spacing="false"/>
      <style:text-properties style:language-asian="ja" style:country-asian="JP"/>
    </style:style>
    <style:style style:name="P19" style:family="paragraph" style:parent-style-name="Standard" style:list-style-name="L4">
      <style:paragraph-properties fo:margin-top="0.275cm" fo:margin-bottom="0cm" style:contextual-spacing="false"/>
      <style:text-properties style:text-underline-style="none" style:language-asian="ja" style:country-asian="JP"/>
    </style:style>
    <style:style style:name="P20" style:family="paragraph" style:parent-style-name="Heading_20_2">
      <style:paragraph-properties fo:margin-top="0.148cm" fo:margin-bottom="0.215cm" style:contextual-spacing="false"/>
    </style:style>
    <style:style style:name="P21" style:family="paragraph" style:parent-style-name="Text_20_body" style:list-style-name="L1">
      <style:text-properties style:language-asian="ja" style:country-asian="JP"/>
    </style:style>
    <style:style style:name="P22" style:family="paragraph" style:parent-style-name="Text_20_body" style:list-style-name="L2">
      <style:text-properties style:language-asian="ja" style:country-asian="JP"/>
    </style:style>
    <style:style style:name="P23" style:family="paragraph" style:parent-style-name="Text_20_body" style:list-style-name="L5">
      <style:text-properties style:language-asian="ja" style:country-asian="JP"/>
    </style:style>
    <style:style style:name="P24" style:family="paragraph" style:parent-style-name="Text_20_body" style:list-style-name="L2">
      <style:text-properties style:text-underline-style="none" style:language-asian="ja" style:country-asian="JP"/>
    </style:style>
    <style:style style:name="P25" style:family="paragraph" style:parent-style-name="Text_20_body" style:list-style-name="L5"/>
    <style:style style:name="P26" style:family="paragraph" style:parent-style-name="Text_20_body" style:list-style-name="L5" style:master-page-name="">
      <style:paragraph-properties fo:keep-together="always" style:page-number="auto"/>
    </style:style>
    <style:style style:name="P27" style:family="paragraph" style:parent-style-name="Heading_20_3">
      <style:paragraph-properties fo:margin-top="0.55cm" fo:margin-bottom="0.21cm" style:contextual-spacing="false"/>
    </style:style>
    <style:style style:name="P28" style:family="paragraph" style:parent-style-name="Heading_20_3">
      <style:paragraph-properties fo:margin-top="0.275cm" fo:margin-bottom="0.21cm" style:contextual-spacing="false"/>
    </style:style>
    <style:style style:name="T1" style:family="text">
      <style:text-properties style:language-asian="ja" style:country-asian="JP"/>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style:language-asian="ja" style:country-asian="JP" style:font-style-asian="italic" style:font-style-complex="italic"/>
    </style:style>
    <style:style style:name="T5" style:family="text">
      <style:text-properties fo:font-style="italic" style:language-asian="ja" style:country-asian="JP"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style:text-underline-style="none" style:language-asian="ja" style:country-asian="JP" style:font-style-asian="italic" style:font-style-complex="italic"/>
    </style:style>
    <style:style style:name="T8" style:family="text">
      <style:text-properties style:text-position="sub 58%" fo:font-style="italic" style:language-asian="ja" style:country-asian="JP" style:font-style-asian="italic" style:font-style-complex="italic"/>
    </style:style>
    <style:style style:name="T9" style:family="text">
      <style:text-properties style:text-underline-style="none"/>
    </style:style>
    <style:style style:name="T10" style:family="text">
      <style:text-properties style:text-underline-style="none" style:language-asian="ja" style:country-asian="JP"/>
    </style:style>
    <style:style style:name="T11" style:family="text">
      <style:text-properties fo:font-style="normal" style:language-asian="ja" style:country-asian="JP" style:font-style-asian="normal" style:font-style-complex="normal"/>
    </style:style>
    <style:style style:name="T12" style:family="text">
      <style:text-properties fo:font-style="normal" style:font-style-asian="normal" style:font-style-complex="normal"/>
    </style:style>
    <style:style style:name="T13" style:family="text">
      <style:text-properties style:text-position="0% 100%" fo:font-style="italic" style:font-style-asian="italic" style:font-style-complex="italic"/>
    </style:style>
    <style:style style:name="T14" style:family="text">
      <style:text-properties style:text-position="0% 100%" fo:font-style="italic" style:text-underline-style="none" style:language-asian="ja" style:country-asian="JP" style:font-style-asian="italic" style:font-style-complex="italic"/>
    </style:style>
    <style:style style:name="T15" style:family="text">
      <style:text-properties style:text-position="0% 100%" fo:font-style="normal" style:font-style-asian="normal" style:font-style-complex="normal"/>
    </style:style>
    <style:style style:name="T16" style:family="text">
      <style:text-properties style:text-position="0% 100%" fo:font-style="normal" style:text-underline-style="none" style:language-asian="ja" style:country-asian="JP" style:font-style-asian="normal" style:font-style-complex="normal"/>
    </style:style>
    <style:style style:name="T17" style:family="text">
      <style:text-properties officeooo:rsid="000aefe3"/>
    </style:style>
    <style:style style:name="T18" style:family="text">
      <style:text-properties officeooo:rsid="000c9691"/>
    </style:style>
    <style:style style:name="fr1" style:family="graphic" style:parent-style-name="Frame">
      <style:graphic-properties fo:margin-left="0cm" fo:margin-right="0cm" style:vertical-pos="top" style:vertical-rel="baseline" style:horizontal-pos="center" style:horizontal-rel="paragraph" fo:background-color="transparent" style:background-transparency="100%" fo:padding="0.25cm" fo:border="0.06pt solid #000000" style:shadow="none" draw:shadow-opacity="100%">
        <style:background-image/>
        <style:columns fo:column-count="2" fo:column-gap="0.85cm">
          <style:column-sep style:width="0.009cm" style:color="#000000" style:height="100%" style:style="solid"/>
          <style:column style:rel-width="32767*" fo:start-indent="0cm" fo:end-indent="0.425cm"/>
          <style:column style:rel-width="32768*" fo:start-indent="0.425cm" fo:end-indent="0cm"/>
        </style:columns>
      </style:graphic-properties>
    </style:style>
    <style:style style:name="fr2" style:family="graphic" style:parent-style-name="Graphics">
      <style:graphic-properties fo:margin-left="0.499cm" fo:margin-right="0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特性応答判断システム</text:p>
      <text:h text:style-name="Heading_20_1" text:outline-level="1">概要</text:h>
      <text:p text:style-name="P2">特性は<text:span text:style-name="T18">、タスクワーカとタスクを適切に紐づけるために、</text:span>タプル空間サーバがワーカのタスク要求に対してタスクを返却するか否かを判断する仕組みで<text:span text:style-name="T17">ある。この</text:span>特性応答判断の詳細を示す。</text:p>
      <text:h text:style-name="Heading_20_1" text:outline-level="1">応答判断システム</text:h>
      <text:p text:style-name="Text_20_body"><text:span text:style-name="T1">ワーカのタスク取得要求に対して、タプル空間サーバはワーカがタスクを処理出来るか否かを判断する。これを</text:span>応答判断と<text:span text:style-name="T1">呼び、今回はこの判断を決定可能なシステムを構築する。</text:span></text:p>
      <text:h text:style-name="P20" text:outline-level="2">例<text:span text:style-name="T1">：応答文「!Interactive &amp; ^X ← +Interactive」</text:span></text:h>
      <text:p text:style-name="P7">!Interactive &amp; ^X ← +Interactive<text:line-break/>!Interactive &amp; ^X ← +Interactive &amp; * （空特性追加）<text:line-break/>^X ← *　（限定特性による必須特性充足除去）<text:line-break/>* ← *　（可能特性除去）</text:p>
      <text:p text:style-name="P2">応答文「!Interactive &amp; ^X ← +Interactive」（「X」の能力を持つ「Interactive」のみを実行したいワーカは、Interactiveであることを要求するタスクを処理可能か？）は、応答可能である。</text:p>
      <text:h text:style-name="P20" text:outline-level="2">例：応答文「!Interactive &amp; !Linux ← +Interactive &amp; +Windows」</text:h>
      <text:p text:style-name="記述例">!Interactive &amp; ^Linux <text:span text:style-name="T1">← +Interactive &amp; -Windows<text:line-break/>^Linux ← +Windows　（限定特性による必須特性充足除去）</text:span></text:p>
      <text:p text:style-name="Text_20_body">応答文「!Interactive &amp; ^Linux ← +Interactive &amp; +Windows」<text:span text:style-name="T1">（「Linux」の能力を持つ「Interactive」のみを実行したいワーカは、InteractiveかつWindowsを要求するタスクを処理可能か？）は、応答不可である。</text:span></text:p>
      <text:h text:style-name="Heading_20_2" text:outline-level="2">特性に関わる概念の<text:span text:style-name="T1">再構築</text:span></text:h>
      <text:p text:style-name="P2">まずシステムの前提となる特性概念の再構築を行う。特性の提供と要求の関係による応答の有無を明確に表現する為に、応答文を用意する。応答文は応答演算子と提供式、要求式により構成される表現であり、その応答判断の結果として真偽が決定される（決定方法は後述）。応答文が真である場合にはその応答に成功すると判断され、ワーカはタスクを取得可能である。一方偽である場合には応答に失敗し、取得不可となる。<draw:frame draw:style-name="fr2" draw:name="グラフィックス1" text:anchor-type="char" svg:width="5.689cm" svg:height="5.256cm" draw:z-index="1"><draw:image xlink:href="Pictures/200000A500001EDD00001C855FE16412.wmf" xlink:type="simple" xlink:show="embed" xlink:actuate="onLoad"/></draw:frame></text:p>
      <text:h text:style-name="P27" text:outline-level="3"><text:span text:style-name="T1">提供</text:span>式及び<text:span text:style-name="T1">要求式における特性一覧</text:span></text:h>
      <text:p text:style-name="Text_20_body"><draw:frame draw:style-name="fr1" draw:name="枠1" text:anchor-type="as-char" style:rel-width="102%" draw:z-index="0"><draw:text-box fo:min-height="15.164cm" fo:min-width="17.505cm"><text:p text:style-name="P10">提供特性</text:p><text:p text:style-name="特性用語">①<text:span text:style-name="T1">可能特性</text:span></text:p><text:p text:style-name="特性本文">一項の要求演算子「^」により表わされる提供特性。項に指定された特性記号がタスク処理に対して提供が可能であることを表す。</text:p><text:p text:style-name="記述例">^X</text:p><text:p text:style-name="特性用語">②限定特性</text:p><text:p text:style-name="特性本文">一項の要求演算子「!」により表わされる提供特性。項に指定された特性記号がタスク処理に対して提供可能であり、かつその特性を要求するタスクのみを処理するべきであることを表す。</text:p><text:p text:style-name="記述例">!X</text:p><text:p text:style-name="特性見出し">要求<text:span text:style-name="T1">特性</text:span></text:p><text:p text:style-name="特性用語"><text:span text:style-name="T1">①</text:span>必須<text:span text:style-name="T1">特性</text:span></text:p><text:p text:style-name="特性本文">一項の要求演算子「+」により表わされる要求特性。項に指定された特性記号がタスク処理に必須であることを表しており、処理を行うワーカに対してその特性を備えている事を要求する。</text:p><text:p text:style-name="記述例">+X</text:p><text:p text:style-name="特性用語">②阻害特性</text:p><text:p text:style-name="特性本文">一項の要求演算子「-」により表わされる要求特性。項に指定された特性記号がタスク処理を阻害する事を表しており、処理を行うワーカに対してその特性を備えていない事を要求する。</text:p><text:p text:style-name="P6">-X</text:p><text:p text:style-name="特性用語">③優先特性</text:p><text:p text:style-name="特性本文">一項の要求演算子「?」により表わされる要求特性。項に指定された特性記号を提供するワーカは優先特性を持つタスクを優先して処理する事を要求する。</text:p><text:p text:style-name="記述例">?X</text:p><text:p text:style-name="特性見出し">共通</text:p><text:p text:style-name="特性用語"><text:span text:style-name="T1">①</text:span>空特性</text:p><text:p text:style-name="特性本文">記号「*」により表わされる特殊な特性であり、タスク処理において特性を要求しない事（要求特性としての空特性<text:span text:style-name="T1">）</text:span>や能力を持たない事<text:span text:style-name="T1">（提供特性としての空特性）</text:span>を表す。</text:p><text:p text:style-name="記述例">*</text:p><text:p text:style-name="特性用語"><text:span text:style-name="T1">②</text:span>全特性</text:p><text:p text:style-name="特性本文">記号「＠」により表わされる特殊な特性であり、タスク処理において全ての必須特性<text:span text:style-name="T1">や全ての特性の限定特性</text:span>を表す。</text:p><text:p text:style-name="記述例">@</text:p></draw:text-box></draw:frame></text:p>
      <text:h text:style-name="Heading_20_3" text:outline-level="3">記号<text:span text:style-name="T1">一覧</text:span></text:h>
      <text:p text:style-name="P9">特性記号<text:tab/>A, B, C, ...</text:p>
      <text:p text:style-name="P9">特殊特性<text:tab/>*, @</text:p>
      <text:p text:style-name="P9">提供演算子<text:tab/>^, !</text:p>
      <text:p text:style-name="P9">要求演算子<text:tab/>+, -, ?</text:p>
      <text:p text:style-name="P9">応答演算子<text:tab/>←</text:p>
      <text:p text:style-name="P9">結合子<text:tab/><text:tab/>&amp;, |</text:p>
      <text:p text:style-name="P9">補助記号<text:tab/>(, )</text:p>
      <text:h text:style-name="P28" text:outline-level="3"><text:soft-page-break/>統語</text:h>
      <text:p text:style-name="用語">応答文：</text:p>
      <text:p text:style-name="用語定義">提供<text:span text:style-name="T1">式</text:span> ← 要求<text:span text:style-name="T1">式</text:span></text:p>
      <text:p text:style-name="用語">提供式：</text:p>
      <text:p text:style-name="Text_20_body_20_indent">*, @, ^ 特性記号, <text:span text:style-name="T10">! 特性記号, 提供式 &amp; 提供式, 提供式 | 提供式, ( 提供式 )</text:span></text:p>
      <text:p text:style-name="用語">要求式：</text:p>
      <text:p text:style-name="用語定義">*, @, + 特性記号, <text:span text:style-name="T10">- 特性記号, ? 特性記号, 要求式 &amp; 要求式, 要求式 | 要求式, ( 要求式 )</text:span></text:p>
      <text:p text:style-name="P8"><text:span text:style-name="T1">ただし</text:span>結合子は、<text:span text:style-name="T1">「</text:span>|<text:span text:style-name="T1">」が「&amp;」の結合に優先する。例えば +A &amp; +B | +C &amp; +D であれば、+A &amp; ( +B | +C ) &amp; +D と見做される。 </text:span></text:p>
      <text:h text:style-name="Heading_20_1" text:outline-level="1">応答判断の<text:span text:style-name="T1">算出方法</text:span></text:h>
      <text:p text:style-name="P2"><text:span text:style-name="T9">応答判断は、下記に示す応答文に対する書換規則の適用により実現する。応答文を書換規則により「* → *」に書き換える事が出来る場合、応答文は真であると判断する（要求特性のないタスクは、提供特性のないワーカにより処理可能である為）。それ以外の場合、応答文は偽である。</text:span>書き換えによる応答判断の具体的な手順は次の通り：</text:p>
      <text:list xml:id="list4240867753381694309" text:style-name="L2">
        <text:list-item>
          <text:p text:style-name="P22">単一化規則を全て適用し、書き換え可能な箇所がなくなるまで繰り返す</text:p>
        </text:list-item>
        <text:list-item>
          <text:p text:style-name="P22">上記の結果に対して除去規則を全て適用し、書き換え可能な箇所がなくなるまで繰り返す</text:p>
        </text:list-item>
        <text:list-item>
          <text:p text:style-name="P24">上記により得られた特性応答文が「* → *」である場合には真、それ以外の場合には偽と判断する</text:p>
        </text:list-item>
      </text:list>
      <text:h text:style-name="Heading_20_2" text:outline-level="2">書換規則</text:h>
      <text:p text:style-name="P2">提供式、要求式、または応答文は、下記の規則により書き換えが可能であるとする。</text:p>
      <text:p text:style-name="P5"><text:span text:style-name="T9">※規則における下記の記号の意味は次の通り：<text:line-break/>→<text:tab/>左の記号列を右の記号列に書き換えられることを表す<text:line-break/></text:span><text:span text:style-name="T3">X<text:tab/></text:span><text:span text:style-name="T9">任意の特性記号を表す<text:line-break/></text:span><text:span text:style-name="T3">Γ<text:tab/></text:span><text:span text:style-name="T9">任意の提供式を表す<text:line-break/></text:span><text:span text:style-name="T3">Δ<text:tab/></text:span><text:span text:style-name="T9">任意の要求式を表す</text:span></text:p>
      <text:h text:style-name="Heading_20_3" text:outline-level="3"><text:span text:style-name="T1">単一化</text:span>規則</text:h>
      <text:list xml:id="list159726978422925041" text:style-name="L3">
        <text:list-item>
          <text:p text:style-name="P11"><text:span text:style-name="T1">and単一化<text:line-break/></text:span><text:span text:style-name="T5">Γ</text:span><text:span text:style-name="T1"> &amp; </text:span><text:span text:style-name="T5">Γ</text:span><text:span text:style-name="T1"> → </text:span><text:span text:style-name="T5">Γ</text:span><text:span text:style-name="T1"><text:line-break/></text:span><text:span text:style-name="T5">Δ</text:span><text:span text:style-name="T1"> &amp; </text:span><text:span text:style-name="T5">Δ</text:span><text:span text:style-name="T1"> → </text:span><text:span text:style-name="T5">Δ<text:line-break/>　</text:span><text:span text:style-name="T1">理由：　重複した式は消去して構わない</text:span></text:p>
        </text:list-item>
        <text:list-item>
          <text:p text:style-name="P13"><text:span text:style-name="T1">空特性によるand単一化</text:span><text:span text:style-name="T5"><text:line-break/>* &amp; Γ → Γ<text:line-break/>* &amp; Δ → Δ<text:line-break/>　</text:span><text:span text:style-name="T1">理由：　and結合の空特性は何も主張していない</text:span></text:p>
        </text:list-item>
        <text:list-item>
          <text:p text:style-name="P16"><text:span text:style-name="T1">or単一化<text:line-break/></text:span><text:span text:style-name="T5">Γ</text:span><text:span text:style-name="T1"> | </text:span><text:span text:style-name="T5">Γ</text:span><text:span text:style-name="T1"> → </text:span><text:span text:style-name="T5">Γ</text:span><text:span text:style-name="T1"><text:line-break/></text:span><text:span text:style-name="T5">Δ</text:span><text:span text:style-name="T1"> | </text:span><text:span text:style-name="T5">Δ</text:span><text:span text:style-name="T1"> → </text:span><text:span text:style-name="T5">Δ<text:line-break/>　</text:span><text:span text:style-name="T1">理由：　重複した式は消去して構わない</text:span></text:p>
        </text:list-item>
        <text:list-item>
          <text:p text:style-name="P16"><text:span text:style-name="T1">空特性によるor単一化</text:span><text:span text:style-name="T5"><text:line-break/>* | Δ → *</text:span><text:span text:style-name="T11"><text:line-break/>　理由：　要求式に限ればor結合の空特性は何も主張していない<text:line-break/>　（注：提供式に対する規則適用「</text:span><text:span text:style-name="T5">* | Γ → </text:span><text:span text:style-name="T11">*」は認めない）</text:span></text:p>
        </text:list-item>
        <text:list-item>
          <text:p text:style-name="P17">and集約<text:line-break/><text:soft-page-break/>(<text:span text:style-name="T2">Γ</text:span><text:span text:style-name="T6">1</text:span> &amp; <text:span text:style-name="T2">Γ</text:span><text:span text:style-name="T6">2</text:span>) | (<text:span text:style-name="T2">Γ</text:span><text:span text:style-name="T6">1</text:span> &amp; <text:span text:style-name="T2">Γ</text:span><text:span text:style-name="T6">3</text:span>) → <text:span text:style-name="T2">Γ</text:span><text:span text:style-name="T6">1</text:span> &amp; (<text:span text:style-name="T2">Γ</text:span><text:span text:style-name="T6">2</text:span> | <text:span text:style-name="T2">Γ</text:span><text:span text:style-name="T6">3</text:span>)<text:line-break/>(<text:span text:style-name="T2">Δ</text:span><text:span text:style-name="T6">1</text:span> &amp; <text:span text:style-name="T2">Δ</text:span><text:span text:style-name="T6">2</text:span>) | (<text:span text:style-name="T2">Δ</text:span><text:span text:style-name="T6">1</text:span> &amp; <text:span text:style-name="T2">Δ</text:span><text:span text:style-name="T6">3</text:span>) → <text:span text:style-name="T2">Δ</text:span><text:span text:style-name="T6">1</text:span> &amp; (<text:span text:style-name="T2">Δ</text:span><text:span text:style-name="T6">2</text:span> | <text:span text:style-name="T2">Δ</text:span><text:span text:style-name="T6">3</text:span>)<text:line-break/>　理由：　結合子＆は｜に対して分配的である</text:p>
        </text:list-item>
        <text:list-item>
          <text:p text:style-name="P17">or集約<text:line-break/>(<text:span text:style-name="T2">Γ</text:span><text:span text:style-name="T6">1</text:span> | <text:span text:style-name="T2">Γ</text:span><text:span text:style-name="T6">2</text:span>) &amp; (<text:span text:style-name="T2">Γ</text:span><text:span text:style-name="T6">1</text:span> | <text:span text:style-name="T2">Γ</text:span><text:span text:style-name="T6">3</text:span>) → <text:span text:style-name="T2">Γ</text:span><text:span text:style-name="T6">1</text:span> | (<text:span text:style-name="T2">Γ</text:span><text:span text:style-name="T6">2</text:span> &amp; <text:span text:style-name="T2">Γ</text:span><text:span text:style-name="T6">3</text:span>)<text:line-break/>(<text:span text:style-name="T2">Δ</text:span><text:span text:style-name="T6">1</text:span> | <text:span text:style-name="T2">Δ</text:span><text:span text:style-name="T6">2</text:span>) &amp; (<text:span text:style-name="T2">Δ</text:span><text:span text:style-name="T6">1</text:span> | <text:span text:style-name="T2">Δ</text:span><text:span text:style-name="T6">3</text:span>) → <text:span text:style-name="T2">Δ</text:span><text:span text:style-name="T6">1</text:span> | (<text:span text:style-name="T2">Δ</text:span><text:span text:style-name="T6">2</text:span> &amp; <text:span text:style-name="T2">Δ</text:span><text:span text:style-name="T6">3</text:span>)<text:line-break/>　理由：　結合子｜は＆に対して分配的である</text:p>
        </text:list-item>
        <text:list-item>
          <text:p text:style-name="P18">中和<text:line-break/>+<text:span text:style-name="T2">X</text:span> | -<text:span text:style-name="T2">X</text:span> → *<text:line-break/>　理由：　必須または阻害であれば特性はあってもなくても良いので何も主張していない</text:p>
        </text:list-item>
        <text:list-item>
          <text:p text:style-name="P16"><text:span text:style-name="T1">必須特性による優先特性背景化<text:line-break/>+</text:span><text:span text:style-name="T5">X</text:span><text:span text:style-name="T1"> &amp; ?</text:span><text:span text:style-name="T5">X</text:span><text:span text:style-name="T1"> → +</text:span><text:span text:style-name="T5">X<text:line-break/>　</text:span><text:span text:style-name="T1">理由：　優先特性よりも必須特性の要求が勝る</text:span></text:p>
        </text:list-item>
        <text:list-item>
          <text:p text:style-name="P18">阻害特性による優先特性背景化<text:line-break/>-<text:span text:style-name="T2">X</text:span> &amp; ?<text:span text:style-name="T2">X</text:span> → -<text:span text:style-name="T2">X<text:line-break/>　</text:span><text:span text:style-name="T12">理由：　優先特性よりも阻害特性の要求が勝る</text:span></text:p>
        </text:list-item>
        <text:list-item>
          <text:p text:style-name="P16"><text:span text:style-name="T1">優先特性による必須特性背景化<text:line-break/>?</text:span><text:span text:style-name="T5">X</text:span><text:span text:style-name="T1"> | +</text:span><text:span text:style-name="T5">X</text:span><text:span text:style-name="T1"> → ?</text:span><text:span text:style-name="T5">X<text:line-break/></text:span><text:span text:style-name="T1">　理由：　優先特性の要求は必須特性よりも弱い為、or句内では弱い要求を採る</text:span></text:p>
        </text:list-item>
        <text:list-item>
          <text:p text:style-name="P14"><text:span text:style-name="T1">優先特性による阻害特性前景化<text:line-break/>?</text:span><text:span text:style-name="T5">X</text:span><text:span text:style-name="T1"> | -</text:span><text:span text:style-name="T5">X</text:span><text:span text:style-name="T1"> → ?</text:span><text:span text:style-name="T5">X<text:line-break/></text:span><text:span text:style-name="T1">　理由：　優先特性の要求は必須特性よりも弱い為、or句内では弱い要求を採る</text:span></text:p>
        </text:list-item>
        <text:list-item>
          <text:p text:style-name="P16"><text:span text:style-name="T1">限定単一化<text:line-break/>!</text:span><text:span text:style-name="T5">X</text:span><text:span text:style-name="T1"> &amp; ^</text:span><text:span text:style-name="T5">X</text:span><text:span text:style-name="T1"> → !</text:span><text:span text:style-name="T5">X<text:line-break/></text:span><text:span text:style-name="T1">　理由：　可能特性よりも限定特性の主張が勝る</text:span></text:p>
        </text:list-item>
        <text:list-item>
          <text:p text:style-name="P16"><text:span text:style-name="T1">可能単一化<text:line-break/>!</text:span><text:span text:style-name="T5">X</text:span><text:span text:style-name="T1"> | ^</text:span><text:span text:style-name="T5">X</text:span><text:span text:style-name="T1"> → ^</text:span><text:span text:style-name="T5">X<text:line-break/></text:span><text:span text:style-name="T1">　理由：　可能特性の主張は限定特性よりも弱い為、or句内では弱い主張を採る</text:span></text:p>
        </text:list-item>
      </text:list>
      <text:h text:style-name="P27" text:outline-level="3">除去規則</text:h>
      <text:list xml:id="list3238700856649647676" text:style-name="L4">
        <text:list-item>
          <text:p text:style-name="P12"><text:span text:style-name="T10">可能特性による必須特性充足除去<text:line-break/>((^</text:span><text:span text:style-name="T4">X</text:span><text:span text:style-name="T10"> | </text:span><text:span text:style-name="T4">Γ</text:span><text:span text:style-name="T7">1</text:span><text:span text:style-name="T10">) &amp; </text:span><text:span text:style-name="T4">Γ</text:span><text:span text:style-name="T7">2</text:span><text:span text:style-name="T10"> ← (+</text:span><text:span text:style-name="T4">X</text:span><text:span text:style-name="T10"> | </text:span><text:span text:style-name="T4">Δ</text:span><text:span text:style-name="T7">1</text:span><text:span text:style-name="T10">) &amp; </text:span><text:span text:style-name="T4">Δ</text:span><text:span text:style-name="T7">2</text:span><text:span text:style-name="T10">) → (</text:span><text:span text:style-name="T4">Γ</text:span><text:span text:style-name="T7">2</text:span><text:span text:style-name="T4"> </text:span><text:span text:style-name="T10">← </text:span><text:span text:style-name="T4">Δ</text:span><text:span text:style-name="T7">2</text:span><text:span text:style-name="T10">)　ただし</text:span><text:span text:style-name="T4">Γ</text:span><text:span text:style-name="T7">1 </text:span><text:span text:style-name="T10">及び</text:span><text:span text:style-name="T4">Γ</text:span><text:span text:style-name="T7">2 </text:span><text:span text:style-name="T14">、Δ</text:span><text:span text:style-name="T7">1</text:span><text:span text:style-name="T16">、</text:span><text:span text:style-name="T4">Δ</text:span><text:span text:style-name="T7">2</text:span><text:span text:style-name="T10">に</text:span><text:span text:style-name="T4">X</text:span><text:span text:style-name="T10">を含まない場合<text:line-break/></text:span><text:span text:style-name="T4">Γ</text:span><text:span text:style-name="T7">1</text:span><text:span text:style-name="T10">＝@及び</text:span><text:span text:style-name="T4">Δ</text:span><text:span text:style-name="T7">1</text:span><text:span text:style-name="T14">=</text:span><text:span text:style-name="T10">@の場合、(^</text:span><text:span text:style-name="T4">X</text:span><text:span text:style-name="T10"> &amp; </text:span><text:span text:style-name="T4">Γ</text:span><text:span text:style-name="T10"> ← +</text:span><text:span text:style-name="T4">X</text:span><text:span text:style-name="T10"> &amp; </text:span><text:span text:style-name="T4">Δ</text:span><text:span text:style-name="T10">) → (</text:span><text:span text:style-name="T4">Γ</text:span><text:span text:style-name="T10">←</text:span><text:span text:style-name="T4">Δ</text:span><text:span text:style-name="T10">)<text:line-break/>　<text:tab/><text:tab/><text:tab/><text:tab/><text:tab/><text:tab/>ただし</text:span><text:span text:style-name="T4">Γ</text:span><text:span text:style-name="T10">及び</text:span><text:span text:style-name="T4">Δ</text:span><text:span text:style-name="T10">に</text:span><text:span text:style-name="T4">X</text:span><text:span text:style-name="T10">を含まない場合<text:line-break/>　理由：　可能特性は必須特性の要求を満たす</text:span></text:p>
        </text:list-item>
        <text:list-item>
          <text:p text:style-name="P19">限定特性による必須特性充足除去<text:line-break/>((!<text:span text:style-name="T2">X</text:span> | <text:span text:style-name="T2">Γ</text:span><text:span text:style-name="T6">1</text:span>) &amp; <text:span text:style-name="T2">Γ</text:span><text:span text:style-name="T6">2</text:span> ← <text:span text:style-name="T12">(</text:span><text:span text:style-name="T2">+X | Δ</text:span><text:span text:style-name="T6">1</text:span><text:span text:style-name="T12">)</text:span> &amp; <text:span text:style-name="T2">Δ</text:span><text:span text:style-name="T6">2</text:span>) → (<text:span text:style-name="T2">Γ</text:span><text:span text:style-name="T6">2</text:span><text:span text:style-name="T2"> </text:span>← <text:span text:style-name="T2">Δ</text:span>)　ただし<text:span text:style-name="T2">Γ</text:span><text:span text:style-name="T6">1 </text:span><text:span text:style-name="T2">及びΓ</text:span><text:span text:style-name="T6">2 </text:span><text:span text:style-name="T13">、Δ</text:span><text:span text:style-name="T6">1</text:span><text:span text:style-name="T15">、</text:span><text:span text:style-name="T2">Δ</text:span><text:span text:style-name="T6">2</text:span>に<text:span text:style-name="T2">X</text:span>を含まない場合<text:line-break/><text:span text:style-name="T2">Γ</text:span><text:span text:style-name="T6">1</text:span>＝@及び<text:span text:style-name="T2">Δ</text:span><text:span text:style-name="T6">1</text:span><text:span text:style-name="T13">=</text:span>@の場合、(!<text:span text:style-name="T2">X </text:span>&amp; <text:span text:style-name="T2">Γ</text:span> ← +<text:span text:style-name="T2">X</text:span> &amp; <text:span text:style-name="T2">Δ</text:span>) → (<text:span text:style-name="T2">Γ </text:span>← <text:span text:style-name="T2">Δ</text:span>)<text:line-break/><text:tab/><text:tab/><text:tab/><text:tab/><text:tab/><text:tab/>ただし<text:span text:style-name="T2">Γ</text:span>及び<text:span text:style-name="T2">Δ</text:span>に<text:span text:style-name="T2">X</text:span>を含まない場合<text:line-break/>　理由：　限定特性は必須特性の要求を満たす</text:p>
        </text:list-item>
        <text:list-item>
          <text:p text:style-name="P15">阻害特性充足除去<text:line-break/>((*<text:span text:style-name="T2">| Γ</text:span><text:span text:style-name="T12">)</text:span> ← (-<text:span text:style-name="T2">X</text:span> | <text:span text:style-name="T2">Δ</text:span><text:span text:style-name="T6">1</text:span>)&amp; <text:span text:style-name="T2">Δ</text:span><text:span text:style-name="T6">2</text:span>) → (<text:span text:style-name="T2">Γ </text:span>← <text:span text:style-name="T2">Δ</text:span><text:span text:style-name="T6">2</text:span>)　ただし<text:span text:style-name="T2">Γ</text:span>及び<text:span text:style-name="T13">Δ</text:span><text:span text:style-name="T6">1</text:span><text:span text:style-name="T15">、</text:span><text:span text:style-name="T2">Δ</text:span><text:span text:style-name="T6">2</text:span>に<text:span text:style-name="T2">X</text:span>を含まない場合<text:line-break/>　<text:span text:style-name="T2">Γ</text:span><text:span text:style-name="T6">1</text:span>＝@及び<text:span text:style-name="T2">Δ</text:span><text:span text:style-name="T6">1</text:span><text:span text:style-name="T13">=</text:span>@の場合、(* &amp; <text:span text:style-name="T2">Γ</text:span> ← -<text:span text:style-name="T2">X</text:span> &amp; <text:span text:style-name="T2">Δ</text:span>) → (<text:span text:style-name="T2">Γ</text:span> &amp; <text:span text:style-name="T2">Δ</text:span>)<text:line-break/><text:tab/><text:tab/><text:tab/><text:tab/><text:tab/><text:tab/>ただし<text:span text:style-name="T2">Γ</text:span>および<text:span text:style-name="T2">Δ </text:span>に<text:span text:style-name="T2">X</text:span>を含まない場合<text:line-break/>　理由：　特性が提供されていなければ、阻害特性が満たされる</text:p>
        </text:list-item>
        <text:list-item>
          <text:p text:style-name="P19">or句内空特性除去<text:line-break/><text:soft-page-break/>(* | <text:span text:style-name="T2">Γ</text:span> ← *) → (* ← *)<text:line-break/>　理由：　or句内の空特性は、要求が空の場合のみ除去可能</text:p>
        </text:list-item>
        <text:list-item>
          <text:p text:style-name="P19">優先特性除去<text:line-break/>(<text:span text:style-name="T2">Γ</text:span> ← ?<text:span text:style-name="T2">X</text:span> &amp; <text:span text:style-name="T2">Δ</text:span>) → (<text:span text:style-name="T2">Γ </text:span>← <text:span text:style-name="T2">Δ</text:span>)　ただし<text:span text:style-name="T2">Δ</text:span>に<text:span text:style-name="T2">X</text:span>を含まない場合<text:line-break/>　理由：　優先特性は特性応答判断に影響しない</text:p>
        </text:list-item>
        <text:list-item>
          <text:p text:style-name="P19">可能特性除去<text:line-break/>(^<text:span text:style-name="T2">X</text:span> &amp; <text:span text:style-name="T2">Γ</text:span> ← <text:span text:style-name="T2">Δ</text:span>) → (<text:span text:style-name="T2">Γ</text:span>←<text:span text:style-name="T2">Δ</text:span>)　ただし<text:span text:style-name="T2">Γ</text:span>及び<text:span text:style-name="T2">Δ</text:span>に<text:span text:style-name="T2">X</text:span>を含まない場合<text:line-break/>　理由：　可能特性は、要求特性に影響しない限り無視出来る</text:p>
        </text:list-item>
      </text:list>
      <text:h text:style-name="P27" text:outline-level="3">補助規則</text:h>
      <text:list xml:id="list7948750065313884827" text:style-name="L5">
        <text:list-item>
          <text:p text:style-name="P26"><text:span text:style-name="T10">and空特性追加<text:line-break/></text:span><text:span text:style-name="T4">Γ</text:span><text:span text:style-name="T10"> → </text:span><text:span text:style-name="T4">Γ</text:span><text:span text:style-name="T10"> &amp; *<text:line-break/></text:span><text:span text:style-name="T4">Δ</text:span><text:span text:style-name="T10"> → </text:span><text:span text:style-name="T4">Δ</text:span><text:span text:style-name="T10"> &amp; *<text:line-break/>　理由：　空特性は何も主張しない為、and結合であれば任意に追加可能</text:span></text:p>
        </text:list-item>
        <text:list-item>
          <text:p text:style-name="P23"><text:span text:style-name="T9">or全特性追加<text:line-break/></text:span><text:span text:style-name="T3">Γ</text:span><text:span text:style-name="T9"> → </text:span><text:span text:style-name="T3">Γ</text:span><text:span text:style-name="T9"> | @<text:line-break/></text:span><text:span text:style-name="T3">Δ</text:span><text:span text:style-name="T9"> → </text:span><text:span text:style-name="T3">Δ</text:span><text:span text:style-name="T9"> | @<text:line-break/>　理由：　全特性はor結合であれば任意に追加可能</text:span></text:p>
        </text:list-item>
        <text:list-item>
          <text:p text:style-name="P25"><text:span text:style-name="T10">交換律<text:line-break/></text:span><text:span text:style-name="T4">Γ</text:span><text:span text:style-name="T7">1</text:span><text:span text:style-name="T14"> &amp;</text:span><text:span text:style-name="T1"> </text:span><text:span text:style-name="T5">Γ</text:span><text:span text:style-name="T8">2 </text:span><text:span text:style-name="T10">→ </text:span><text:span text:style-name="T4">Γ</text:span><text:span text:style-name="T7">2</text:span><text:span text:style-name="T10"> &amp; </text:span><text:span text:style-name="T4">Γ</text:span><text:span text:style-name="T7">1<text:line-break/></text:span><text:span text:style-name="T14">Γ</text:span><text:span text:style-name="T7">1</text:span><text:span text:style-name="T14"> | Γ</text:span><text:span text:style-name="T7">2</text:span><text:span text:style-name="T14"> → Γ</text:span><text:span text:style-name="T7">2</text:span><text:span text:style-name="T14"> | <text:s/>Γ</text:span><text:span text:style-name="T7">1<text:line-break/> </text:span><text:span text:style-name="T14">Δ</text:span><text:span text:style-name="T7">1</text:span><text:span text:style-name="T14"> &amp; Δ</text:span><text:span text:style-name="T7">2</text:span><text:span text:style-name="T14"> → Δ</text:span><text:span text:style-name="T7">2</text:span><text:span text:style-name="T14"> &amp; Δ</text:span><text:span text:style-name="T7">1<text:line-break/> </text:span><text:span text:style-name="T14">Δ</text:span><text:span text:style-name="T7">1</text:span><text:span text:style-name="T14"> | Δ</text:span><text:span text:style-name="T7">2</text:span><text:span text:style-name="T14"> → Δ</text:span><text:span text:style-name="T7">2</text:span><text:span text:style-name="T14"> | Δ</text:span><text:span text:style-name="T7">1<text:line-break/></text:span><text:span text:style-name="T1">　理由：　特性に順序はない為、交換律に従う</text:span></text:p>
        </text:list-item>
        <text:list-item>
          <text:p text:style-name="P25"><text:span text:style-name="T10">結合律<text:line-break/>(</text:span><text:span text:style-name="T4">Γ</text:span><text:span text:style-name="T7">1</text:span><text:span text:style-name="T10"> &amp; </text:span><text:span text:style-name="T4">Γ</text:span><text:span text:style-name="T7">2</text:span><text:span text:style-name="T10">) &amp; </text:span><text:span text:style-name="T4">Γ</text:span><text:span text:style-name="T7">3</text:span><text:span text:style-name="T10"> → </text:span><text:span text:style-name="T4">Γ</text:span><text:span text:style-name="T7">1</text:span><text:span text:style-name="T10"> &amp; (</text:span><text:span text:style-name="T4">Γ</text:span><text:span text:style-name="T7">2</text:span><text:span text:style-name="T10"> &amp; </text:span><text:span text:style-name="T4">Γ</text:span><text:span text:style-name="T7">3</text:span><text:span text:style-name="T10">)<text:line-break/></text:span><text:span text:style-name="T4">Γ</text:span><text:span text:style-name="T7">1</text:span><text:span text:style-name="T10"> &amp; ( </text:span><text:span text:style-name="T4">Γ</text:span><text:span text:style-name="T7">2</text:span><text:span text:style-name="T10"> &amp; </text:span><text:span text:style-name="T4">Γ</text:span><text:span text:style-name="T7">3</text:span><text:span text:style-name="T10">) → ( </text:span><text:span text:style-name="T4">Γ</text:span><text:span text:style-name="T7">1</text:span><text:span text:style-name="T10"> &amp; </text:span><text:span text:style-name="T4">Γ</text:span><text:span text:style-name="T7">2</text:span><text:span text:style-name="T10">) &amp; </text:span><text:span text:style-name="T4">Γ</text:span><text:span text:style-name="T7">3<text:line-break/></text:span><text:span text:style-name="T16">(</text:span><text:span text:style-name="T14">Γ</text:span><text:span text:style-name="T7">1</text:span><text:span text:style-name="T16"> | </text:span><text:span text:style-name="T14">Γ</text:span><text:span text:style-name="T7">2</text:span><text:span text:style-name="T16">) | </text:span><text:span text:style-name="T14">Γ</text:span><text:span text:style-name="T7">3</text:span><text:span text:style-name="T16"> → </text:span><text:span text:style-name="T14">Γ</text:span><text:span text:style-name="T7">1</text:span><text:span text:style-name="T16"> | (</text:span><text:span text:style-name="T14">Γ</text:span><text:span text:style-name="T7">2</text:span><text:span text:style-name="T16"> | </text:span><text:span text:style-name="T14">Γ</text:span><text:span text:style-name="T7">3</text:span><text:span text:style-name="T16">)<text:line-break/></text:span><text:span text:style-name="T14">Γ</text:span><text:span text:style-name="T7">1</text:span><text:span text:style-name="T16"> | ( </text:span><text:span text:style-name="T14">Γ</text:span><text:span text:style-name="T7">2</text:span><text:span text:style-name="T16"> | </text:span><text:span text:style-name="T14">Γ</text:span><text:span text:style-name="T7">3</text:span><text:span text:style-name="T16">) → ( </text:span><text:span text:style-name="T14">Γ</text:span><text:span text:style-name="T7">1</text:span><text:span text:style-name="T16"> | </text:span><text:span text:style-name="T14">Γ</text:span><text:span text:style-name="T7">2</text:span><text:span text:style-name="T16">) | </text:span><text:span text:style-name="T14">Γ</text:span><text:span text:style-name="T7">3</text:span><text:span text:style-name="T10"><text:line-break/>(</text:span><text:span text:style-name="T4">Δ</text:span><text:span text:style-name="T7">1</text:span><text:span text:style-name="T10"> &amp; </text:span><text:span text:style-name="T4">Δ</text:span><text:span text:style-name="T7">2</text:span><text:span text:style-name="T10">) &amp; </text:span><text:span text:style-name="T4">Δ</text:span><text:span text:style-name="T7">3</text:span><text:span text:style-name="T10"> → </text:span><text:span text:style-name="T4">Δ</text:span><text:span text:style-name="T7">1</text:span><text:span text:style-name="T10"> &amp; (</text:span><text:span text:style-name="T4">Δ</text:span><text:span text:style-name="T7">2</text:span><text:span text:style-name="T10"> &amp; </text:span><text:span text:style-name="T4">Δ</text:span><text:span text:style-name="T7">3</text:span><text:span text:style-name="T10">)<text:line-break/></text:span><text:span text:style-name="T4">Δ</text:span><text:span text:style-name="T7">1</text:span><text:span text:style-name="T10"> &amp; (</text:span><text:span text:style-name="T4">Δ</text:span><text:span text:style-name="T7">2</text:span><text:span text:style-name="T10"> &amp; </text:span><text:span text:style-name="T4">Δ</text:span><text:span text:style-name="T7">3</text:span><text:span text:style-name="T16">)</text:span><text:span text:style-name="T10"> → (</text:span><text:span text:style-name="T4">Δ</text:span><text:span text:style-name="T7">1</text:span><text:span text:style-name="T10"> &amp; </text:span><text:span text:style-name="T4">Δ</text:span><text:span text:style-name="T7">2</text:span><text:span text:style-name="T16">)</text:span><text:span text:style-name="T10"> &amp; </text:span><text:span text:style-name="T4">Δ</text:span><text:span text:style-name="T7">3<text:line-break/></text:span><text:span text:style-name="T10">(</text:span><text:span text:style-name="T4">Δ</text:span><text:span text:style-name="T7">1</text:span><text:span text:style-name="T10"> | </text:span><text:span text:style-name="T4">Δ</text:span><text:span text:style-name="T7">2</text:span><text:span text:style-name="T10">) | </text:span><text:span text:style-name="T4">Δ</text:span><text:span text:style-name="T7">3</text:span><text:span text:style-name="T10"> → </text:span><text:span text:style-name="T4">Δ</text:span><text:span text:style-name="T7">1</text:span><text:span text:style-name="T10"> | (</text:span><text:span text:style-name="T4">Δ</text:span><text:span text:style-name="T7">2</text:span><text:span text:style-name="T10"> | </text:span><text:span text:style-name="T4">Δ</text:span><text:span text:style-name="T7">3</text:span><text:span text:style-name="T10">)<text:line-break/></text:span><text:span text:style-name="T4">Δ</text:span><text:span text:style-name="T7">1</text:span><text:span text:style-name="T10"> | (</text:span><text:span text:style-name="T4">Δ</text:span><text:span text:style-name="T7">2</text:span><text:span text:style-name="T10"> | </text:span><text:span text:style-name="T4">Δ</text:span><text:span text:style-name="T7">3</text:span><text:span text:style-name="T16">)</text:span><text:span text:style-name="T10"> → (</text:span><text:span text:style-name="T4">Δ</text:span><text:span text:style-name="T7">1</text:span><text:span text:style-name="T10"> | </text:span><text:span text:style-name="T4">Δ</text:span><text:span text:style-name="T7">2</text:span><text:span text:style-name="T16">)</text:span><text:span text:style-name="T10"> | </text:span><text:span text:style-name="T4">Δ</text:span><text:span text:style-name="T7">3<text:line-break/></text:span><text:span text:style-name="T1">　理由：　＆及び｜は結合的である</text:span></text:p>
        </text:list-item>
      </text:list>
      <text:h text:style-name="Heading_20_1" text:outline-level="1">応答判断例</text:h>
      <text:h text:style-name="Heading_20_2" text:outline-level="2">例「^A <text:span text:style-name="T1">← +A</text:span>」</text:h>
      <text:p text:style-name="記述例">^A <text:span text:style-name="T1">← +A<text:line-break/>^A &amp; * ← +A &amp; *　（and空特性追加）<text:line-break/>(^A | @) &amp; * ← (+A | @) &amp; * （or全特性追加）<text:line-break/>* ← *　（可能特性による必須特性充足除去）</text:span></text:p>
      <text:p text:style-name="P3">以上により「* ← *」が導出された為、応答文「^A ← +A」は真である。</text:p>
      <text:h text:style-name="Heading_20_2" text:outline-level="2"><text:soft-page-break/>例「^A <text:span text:style-name="T1">← -A</text:span>」</text:h>
      <text:p text:style-name="記述例">^A <text:span text:style-name="T1">← -A</text:span></text:p>
      <text:p text:style-name="P3">「^A ← -A」に適用可能な除去規則は存在しない為（-Aを除去できるのは、阻害特性充足除去のみであるが、適用不可）、「* ← *」に書き換えることはできない。従って応答文「^A ← -A」は偽である。</text:p>
      <text:p text:style-name="P3"/>
      <text:h text:style-name="Heading_20_2" text:outline-level="2">例「^A <text:span text:style-name="T1">← ?A</text:span>」</text:h>
      <text:p text:style-name="記述例">^A <text:span text:style-name="T1">← ?A<text:line-break/>^A ← ?A &amp; *　（and空特性追加）<text:line-break/>^A ← *　（優先特性除去）<text:line-break/>* ← *　（可能特性除去）</text:span></text:p>
      <text:p text:style-name="P3">以上により「* ← *」が導出された為、応答文「^A ← ?A」は真である。</text:p>
      <text:h text:style-name="Heading_20_2" text:outline-level="2">例「!A <text:span text:style-name="T1">← ?A</text:span>」</text:h>
      <text:p text:style-name="記述例">!A <text:span text:style-name="T1">← ?A<text:line-break/>!A ← ?A &amp; *　（and空特性追加）<text:line-break/>!A ← *　（優先特性除去）</text:span></text:p>
      <text:p text:style-name="P2"><text:span text:style-name="T1">「!A </text:span>←<text:span text:style-name="T1"> *」に適用可能な除去規則は存在しない為、「* ← *」に書き換えることはできない。従って応答文「!A </text:span>←<text:span text:style-name="T1"> ?A」は偽である。</text:span></text:p>
      <text:h text:style-name="Heading_20_2" text:outline-level="2">例「!A &amp; !B ← +A &amp; +B」</text:h>
      <text:p text:style-name="記述例">!A &amp; !B ← +A &amp; +B<text:line-break/>!B ← +B　（限定特性による必須特性充足除去）<text:line-break/>!B &amp; * ← +B &amp; *　（and空特性追加）<text:line-break/>* ← *　（限定特性による必須特性充足除去）</text:p>
      <text:p text:style-name="P3">以上により「* ← *」が導出された為、応答文「!A &amp; !B ← +A &amp; +B」は真である。</text:p>
      <text:h text:style-name="Heading_20_2" text:outline-level="2">例「!A | !B ← +A &amp; +B」</text:h>
      <text:p text:style-name="記述例">!A | !B ← +A &amp; +B<text:line-break/>(!A | !B) &amp; * <text:span text:style-name="T1">← +A &amp; +B　（and空特性追加）<text:line-break/>* ← +B　（</text:span><text:span text:style-name="T10">限定特性による必須特性充足除去</text:span><text:span text:style-name="T1">）</text:span></text:p>
      <text:p text:style-name="P2">「* ← +B」に適用可能な除去規則は存在しない為、「* ← *」に書き換えることはできない。従って応答文「!A | !B ← +A &amp; +B」は偽である。</text:p>
      <text:h text:style-name="Heading_20_2" text:outline-level="2"><text:soft-page-break/>例「^A | !B <text:span text:style-name="T1">←</text:span> +A」</text:h>
      <text:p text:style-name="記述例">^A | !B ← +A<text:line-break/>(^A | !B) &amp; * ←<text:span text:style-name="T1"> +A &amp; *　（and空特性追加）<text:line-break/>* ← *　（</text:span><text:span text:style-name="T10">限定特性による必須特性充足除去</text:span><text:span text:style-name="T1">）</text:span></text:p>
      <text:p text:style-name="P2"><text:span text:style-name="T10">以上により「* ← *」が導出された為、応答文「^A | !B </text:span><text:span text:style-name="T9">←</text:span><text:span text:style-name="T10"> +A」は真である。</text:span></text:p>
      <text:h text:style-name="Heading_20_2" text:outline-level="2">例「^A | ^B <text:span text:style-name="T1">←</text:span> +A &amp; +B」</text:h>
      <text:p text:style-name="記述例">^A | ^B → +A &amp; +B<text:line-break/>(^A | ^B) &amp; * ←<text:span text:style-name="T1"> +A &amp; +B　（and空特性追加）<text:line-break/>* ← +B　（</text:span><text:span text:style-name="T10">可能特性による必須特性充足除去</text:span><text:span text:style-name="T1">）</text:span></text:p>
      <text:p text:style-name="P2">「* ← +B」に適用可能な除去規則は存在しない為、「* ← *」に書き換えることはできない。従って応答文「(^A | ^B) ← +A &amp; +B」は偽である。</text:p>
      <text:h text:style-name="Heading_20_2" text:outline-level="2">例「* | !A<text:span text:style-name="T1"> ← +A</text:span>」</text:h>
      <text:p text:style-name="記述例">* | !A<text:span text:style-name="T1"> ← +A<text:line-break/>!A | * ← +A　（交換律）<text:line-break/>(!A | *) &amp; * ← +A &amp; * （and空特性追加）<text:line-break/>* ← *　（限定特性による必須特性充足除去）</text:span></text:p>
      <text:p text:style-name="P3">以上により「* ← *」が導出された為、応答文「* | !A ← +A」は真である。</text:p>
      <text:h text:style-name="Heading_20_2" text:outline-level="2">例「* | !A ← -A」</text:h>
      <text:p text:style-name="記述例">* | !A ← -A<text:line-break/>(* | !A) &amp; * ← -A &amp; * (and空特性追加)<text:line-break/>(* | !A) &amp; * ← (-A | @) &amp; * (全特性追加)<text:line-break/>* ← * (阻害特性充足除去) </text:p>
      <text:p text:style-name="P3">以上により「* ← *」が導出された為、応答文「* | !A ← -A」は真である。</text:p>
      <text:h text:style-name="Heading_20_2" text:outline-level="2">例「* | !A ← ?A」</text:h>
      <text:p text:style-name="記述例">* | !A ← ?A<text:line-break/>* | !A ← ?A &amp; * (and空特性追加)<text:line-break/>* | !A ← * (優先特性除去)<text:line-break/>* ← * (or句内空特性除去) </text:p>
      <text:p text:style-name="Text_20_body"><text:span text:style-name="T10">以上により「* ← *」が導出された為、応答文「* | !A ← ?A」は真である。<text:line-break/></text:span><text:span text:style-name="T1"><text:line-break/>以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99ccff"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特性応答判断システム<text:tab/><text:tab/></text:p>
        <text:p text:style-name="MP1"><text:tab/><text:tab/>㈱なうデータ研究所</text:p>
      </style:header>
      <style:footer>
        <text:p text:style-name="Footer"><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2H37M13S</meta:editing-duration>
    <meta:editing-cycles>2308</meta:editing-cycles>
    <meta:generator>LibreOffice/4.2.6.3$Linux_X86_64 LibreOffice_project/420m0$Build-3</meta:generator>
    <dc:date>2014-11-03T22:41:12.638841159</dc:date>
    <meta:print-date>2012-05-23T16:31:37.38</meta:print-date>
    <dc:creator>Keita Yamaguchi</dc:creator>
    <meta:document-statistic meta:table-count="0" meta:image-count="1" meta:object-count="0" meta:page-count="6" meta:paragraph-count="126" meta:word-count="4209" meta:character-count="5923" meta:non-whitespace-character-count="4989"/>
    <meta:user-defined meta:name="Info 1"/>
    <meta:user-defined meta:name="Info 2"/>
    <meta:user-defined meta:name="Info 3"/>
    <meta:user-defined meta:name="Info 4"/>
  </office:meta>
</office:document-meta>
</file>